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10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1" style:family="paragraph" style:parent-style-name="Default">
      <style:paragraph-properties fo:line-height="150%"/>
      <style:text-properties officeooo:paragraph-rsid="0002709f"/>
    </style:style>
    <style:style style:name="P12" style:family="paragraph" style:parent-style-name="Default">
      <style:paragraph-properties fo:line-height="150%"/>
      <style:text-properties officeooo:paragraph-rsid="000cfc6f"/>
    </style:style>
    <style:style style:name="P13" style:family="paragraph" style:parent-style-name="Default">
      <style:paragraph-properties fo:text-align="end" style:justify-single-word="false"/>
      <style:text-properties fo:background-color="#ffcc00"/>
    </style:style>
    <style:style style:name="P14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5" style:family="paragraph" style:parent-style-name="Default">
      <style:paragraph-properties fo:line-height="150%"/>
      <style:text-properties fo:font-weight="normal" officeooo:paragraph-rsid="000cfc6f" style:font-weight-asian="normal" style:font-weight-complex="normal"/>
    </style:style>
    <style:style style:name="P16" style:family="paragraph" style:parent-style-name="Default">
      <style:paragraph-properties fo:line-height="150%"/>
      <style:text-properties fo:font-weight="normal" officeooo:paragraph-rsid="000cfc6f" fo:background-color="#ffff00" style:font-weight-asian="normal" style:font-weight-complex="normal"/>
    </style:style>
    <style:style style:name="P17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8" style:family="paragraph" style:parent-style-name="Default">
      <style:paragraph-properties fo:line-height="150%"/>
      <style:text-properties fo:font-weight="bold" officeooo:paragraph-rsid="000cfc6f" style:font-weight-asian="bold"/>
    </style:style>
    <style:style style:name="P19" style:family="paragraph" style:parent-style-name="Default">
      <style:paragraph-properties fo:line-height="150%"/>
      <style:text-properties officeooo:paragraph-rsid="000f00d1"/>
    </style:style>
    <style:style style:name="P20" style:family="paragraph" style:parent-style-name="Footnote">
      <style:text-properties officeooo:rsid="000f00d1" officeooo:paragraph-rsid="000f00d1" fo:background-color="#ffff00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officeooo:rsid="000cfc6f" fo:background-color="#ffff00" loext:char-shading-value="0"/>
    </style:style>
    <style:style style:name="T5" style:family="text">
      <style:text-properties officeooo:rsid="000b8724" fo:background-color="#ffff00" loext:char-shading-value="0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officeooo:rsid="000b8724" fo:background-color="#ffff00" loext:char-shading-value="0" style:font-weight-asian="normal" style:font-weight-complex="normal"/>
    </style:style>
    <style:style style:name="T8" style:family="text">
      <style:text-properties fo:font-weight="normal" officeooo:rsid="000cfc6f" fo:background-color="#ffff00" loext:char-shading-value="0" style:font-weight-asian="normal" style:font-weight-complex="normal"/>
    </style:style>
    <style:style style:name="T9" style:family="text">
      <style:text-properties fo:font-weight="normal" officeooo:rsid="000eb69b" fo:background-color="#ffff00" loext:char-shading-value="0" style:font-weight-asian="normal" style:font-weight-complex="normal"/>
    </style:style>
    <style:style style:name="T10" style:family="text">
      <style:text-properties fo:font-weight="normal" officeooo:rsid="000f00d1" fo:background-color="#ffff00" loext:char-shading-value="0" style:font-weight-asian="normal" style:font-weight-complex="normal"/>
    </style:style>
    <style:style style:name="T11" style:family="text">
      <style:text-properties fo:font-weight="normal" officeooo:rsid="000eb69b" style:font-weight-asian="normal" style:font-weight-complex="normal"/>
    </style:style>
    <style:style style:name="T12" style:family="text">
      <style:text-properties fo:font-weight="normal" officeooo:rsid="000b8724" style:font-weight-asian="normal" style:font-weight-complex="normal"/>
    </style:style>
    <style:style style:name="T13" style:family="text">
      <style:text-properties officeooo:rsid="0003eb5a"/>
    </style:style>
    <style:style style:name="T14" style:family="text">
      <style:text-properties officeooo:rsid="0005df90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0cfc6f" style:font-weight-asian="bold"/>
    </style:style>
    <style:style style:name="T17" style:family="text">
      <style:text-properties fo:font-weight="bold" fo:background-color="#ffff00" loext:char-shading-value="0" style:font-weight-asian="bold"/>
    </style:style>
    <style:style style:name="T18" style:family="text">
      <style:text-properties fo:font-weight="bold" officeooo:rsid="000b8724" fo:background-color="#ffff00" loext:char-shading-value="0" style:font-weight-asian="bold"/>
    </style:style>
    <style:style style:name="T19" style:family="text">
      <style:text-properties fo:font-weight="bold" fo:background-color="#ffff00" loext:char-shading-value="0" style:font-weight-asian="bold" style:font-weight-complex="bold"/>
    </style:style>
    <style:style style:name="T20" style:family="text">
      <style:text-properties fo:font-weight="bold" officeooo:rsid="000b8724" fo:background-color="#ffff00" loext:char-shading-value="0" style:font-weight-asian="bold" style:font-weight-complex="bold"/>
    </style:style>
    <style:style style:name="T21" style:family="text">
      <style:text-properties fo:font-weight="bold" officeooo:rsid="000cfc6f" fo:background-color="#ffff00" loext:char-shading-value="0" style:font-weight-asian="bold" style:font-weight-complex="bold"/>
    </style:style>
    <style:style style:name="T22" style:family="text">
      <style:text-properties fo:font-weight="bold" officeooo:rsid="000eb69b" fo:background-color="#ffff00" loext:char-shading-value="0" style:font-weight-asian="bold" style:font-weight-complex="bold"/>
    </style:style>
    <style:style style:name="T23" style:family="text">
      <style:text-properties fo:font-weight="bold" officeooo:rsid="000f00d1" fo:background-color="#ffff00" loext:char-shading-value="0" style:font-weight-asian="bold" style:font-weight-complex="bold"/>
    </style:style>
    <style:style style:name="T24" style:family="text">
      <style:text-properties fo:font-weight="bold" officeooo:rsid="000cfc6f" fo:background-color="#ffff00" loext:char-shading-value="0" style:font-weight-asian="bold"/>
    </style:style>
    <style:style style:name="T25" style:family="text">
      <style:text-properties officeooo:rsid="000cfc6f"/>
    </style:style>
    <style:style style:name="T26" style:family="text">
      <style:text-properties officeooo:rsid="000f0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arianta 1a</text:p>
      <text:p text:style-name="P3">Pozměňovací návrh</text:p>
      <text:p text:style-name="P1"><text:span text:style-name="T14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1">V § 100 se v odst. 5 <text:span text:style-name="T1">se lhůta „20 dnů“ mění na „2 dny“, lhůta „10 dnů“ se mění na „1 den“ a za větu druhou se vkládá věta:</text:span></text:p>
      <text:p text:style-name="P11"/>
      <text:p text:style-name="P18">„Ustanovení věty první a druhé tohoto odstavce neplatí pro dodavatele živé hudební produkce a provozovatele živé hudební produkce, pokud tato živá hudební produkce bude provozovat pouze </text:p>
      <text:p text:style-name="P12"><text:span text:style-name="T24">a)</text:span><text:span text:style-name="T16"> </text:span><text:span text:style-name="T15">folklórní hudební díla ve smyslu § 3 písm. b) tohoto zákona, jejichž autor není znám</text:span><text:span text:style-name="T17">,</text:span></text:p>
      <text:p text:style-name="P12"><text:span text:style-name="T24">b) </text:span><text:span text:style-name="T18">volná díla dle </text:span><text:bookmark text:name="par28"/><text:span text:style-name="T19">§ 28 </text:span><text:span text:style-name="T20">tohoto zákona, </text:span><text:span text:style-name="T21">nebo</text:span></text:p>
      <text:p text:style-name="P19"><text:span text:style-name="T21">c) </text:span><text:span text:style-name="T22">jde o </text:span><text:span text:style-name="T23">volné </text:span><text:span text:style-name="T22">užití díla </text:span><text:span text:style-name="T23">(např. </text:span><text:span text:style-name="T22">§ 35 tohoto </text:span><text:span text:style-name="T20">zákona</text:span><text:span text:style-name="T23">)</text:span><text:span text:style-name="T20">.</text:span><text:span text:style-name="T15">“ <text:s/></text:span></text:p>
      <text:p text:style-name="P17">Varianta 1b</text:p>
      <text:p text:style-name="P4">Pozměňovací návrh</text:p>
      <text:p text:style-name="P2"><text:span text:style-name="T14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3">Bod 2 upravit takto</text:span>:</text:p>
      <text:p text:style-name="P11">V § 100 odst. 5 <text:span text:style-name="T1">nově zní:</text:span></text:p>
      <text:p text:style-name="P11"/>
      <text:p text:style-name="P12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6">Ustanovení věty první a druhé tohoto odstavce neplatí pro dodavatele živé hudební produkce a provozovatele živé hudební produkce, pokud tato živá hudební produkce bude provozovat pouze</text:span></text:p>
      <text:p text:style-name="P16"><text:span text:style-name="T25">a) </text:span>folklórní hudební díla ve smyslu § 3 písm. b) tohoto zákona, jejichž autor není znám,</text:p>
      <text:p text:style-name="P15"><text:span text:style-name="T4">b) </text:span><text:span text:style-name="T5">volná díla dle </text:span><text:bookmark text:name="par284"/><text:span text:style-name="T2">§ 28 </text:span><text:span text:style-name="T5">tohoto zákona, </text:span><text:span text:style-name="T4">nebo</text:span></text:p>
      <text:p text:style-name="P19"><text:span text:style-name="T8">c) </text:span><text:span text:style-name="T9">jde o </text:span><text:span text:style-name="T10">volné </text:span><text:span text:style-name="T9">užití díla </text:span><text:span text:style-name="T10">(např. </text:span><text:span text:style-name="T9">§ 35 tohoto </text:span><text:span text:style-name="T7">zákona</text:span><text:span text:style-name="T10">)</text:span><text:span text:style-name="T6">“</text:span></text:p>
      <text:p text:style-name="P17">Varianta 2</text:p>
      <text:p text:style-name="P4">Pozměňovací návrh</text:p>
      <text:p text:style-name="P2"><text:span text:style-name="T14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">Bod 2</text:span> upravit takto:</text:p>
      <text:p text:style-name="P14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6T19:28:17.293198423</dc:date>
    <meta:editing-duration>PT1H33M32S</meta:editing-duration>
    <meta:editing-cycles>12</meta:editing-cycles>
    <meta:generator>LibreOffice/4.4.5.2$Linux_x86 LibreOffice_project/40$Build-2</meta:generator>
    <meta:document-statistic meta:table-count="0" meta:image-count="0" meta:object-count="0" meta:page-count="3" meta:paragraph-count="29" meta:word-count="388" meta:character-count="2289" meta:non-whitespace-character-count="1927"/>
  </office:meta>
</office:document-meta>
</file>